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extResourceUtils.convertToResources( ResourceLoader resourceLoader , String ...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ResourceUtils.convertToClasspathResourcePaths( Class &lt; ? &gt; clazz , boolean preservePlaceholders , String ... path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ContextResourceUtils.convertToResourceList( ResourceLoader resourceLoader , String ...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ResourceUtils.convertToClasspathResourcePaths( Class &lt; ? &gt; clazz , String ...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ResourceUtils.stream( ResourceLoader resourceLoader , String ...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